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ahoma" svg:font-family="Tahoma"/>
  </office:font-face-decls>
  <office:automatic-styles>
    <style:style style:name="P1" style:family="paragraph" style:parent-style-name="Standard">
      <style:paragraph-properties fo:margin-top="0.1665in" fo:margin-bottom="0.0417in"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ahoma" fo:font-size="20.0pt"/>
    </style:style>
    <style:style style:name="P2" style:family="paragraph" style:parent-style-name="Standard">
      <style:paragraph-properties fo:margin-bottom="0.1110in" fo:line-height="115%"/>
      <style:text-properties style:font-name="Tahoma" fo:font-size="20.0pt"/>
    </style:style>
    <style:style style:name="P3" style:family="paragraph" style:parent-style-name="Standard">
      <style:paragraph-properties fo:margin-top="0.1665in" fo:margin-bottom="0.0417in" fo:line-height="115%"/>
      <style:text-properties style:font-name="Tahoma" fo:font-size="20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list text:style-name="L1">
        <text:list-item>
          <text:p text:style-name="P1"><text:span text:style-name="T1">Слайд 2.</text:span></text:p>
        </text:list-item>
      </text:list>
      <text:p text:style-name="P2"><text:span text:style-name="T1">ЗДРАВСТВУЙТЕ, МЕНЯ ЗОВУТ ВЛАД, </text:span>и я участник студии КрашПро по программированию на языке Си.</text:p>
      <text:p text:style-name="P2">В ходе обучения я <text:span text:style-name="T1">НАПИСАЛ ПРОГРАММУ «CAPTURE THE SAUSAGE», </text:span>о которой и хочу вам рассказать в своей презентации.</text:p>
      <text:list text:style-name="L1">
        <text:list-item>
          <text:p text:style-name="P1"><text:span text:style-name="T1">Слайд 3.</text:span></text:p>
        </text:list-item>
      </text:list>
      <text:p text:style-name="P2"><text:span text:style-name="T1">ЦЕЛЬ НАШИХ ЗАНЯТИЙ В СТУДИИ </text:span>состояла в том, чтобы познакомится и <text:span text:style-name="T1">ИЗУЧИТЬ ЯЗЫК ПРОГРАММИРОВАНИЯ СИ</text:span><text:s/>и научится использовать его для <text:span text:style-name="T1">СОЗДАНИЯ </text:span>различных компьютерный <text:span text:style-name="T1">ПРОГРАММ.</text:span></text:p>
      <text:p text:style-name="P2"><text:span text:style-name="T1">В ХОДЕ ОБУЧЕНИЯ</text:span><text:s/>мы <text:span text:style-name="T1">РАЗРАБАТЫВАЛИ КОМПЬЮТЕРНУЮ ИГРУ,</text:span><text:s/>что и <text:span text:style-name="T1">СТАЛО ЦЕЛЬЮ МОЕЙ РАБОТЫ. </text:span>Мне это понравилось, и я при первой возможности приступил к созданию кода на языке Си.</text:p>
      <text:p text:style-name="P2">В ходе работы <text:span text:style-name="T1">НЕОБХОДИМО БЫЛО СОЗДАТЬ СЮЖЕТ</text:span><text:s/>игры, найти и <text:span text:style-name="T1">ПОДГОТОВИТЬ КАРТИНКИ</text:span><text:s/>с героями, <text:span text:style-name="T1">РАЗРАБОТАТЬ АРХИТЕКТУРУ</text:span><text:s/>программы и <text:span text:style-name="T1">РЕАЛИЗОВАТЬ ПРОДОЛЖЕНИЕ ИГРЫ</text:span><text:s/>(2 уровень).</text:p>
      <text:p text:style-name="P2"/>
      <text:p text:style-name="P2"/>
      <text:list text:style-name="L1">
        <text:list-item>
          <text:p text:style-name="P1"><text:span text:style-name="T1">Слайд 4.</text:span></text:p>
        </text:list-item>
      </text:list>
      <text:p text:style-name="P2"><text:span text:style-name="T1">СЮЖЕТ </text:span>игры заключается в том, что <text:span text:style-name="T1">главные персонаж передвигается</text:span><text:s/>по полю, <text:span text:style-name="T1">убегая от врагов</text:span><text:s/>и пытаясь <text:span text:style-name="T1">добраться до приза</text:span><text:s/>за определенное <text:span text:style-name="T1">время.</text:span></text:p>
      <text:p text:style-name="P2">В моей игре <text:span text:style-name="T1">главным героем</text:span><text:s/>является кошка. <text:span text:style-name="T1">Враги</text:span><text:s/>– это собаки, одна из которых бегает за ней, а <text:span text:style-name="T1">вторая – слишком ленивая</text:span><text:s/>и бегает хаотично, просто по полю. </text:p>
      <text:p text:style-name="P2"><text:span text:style-name="T1">Главный приз</text:span><text:s/>– это колбаса.</text:p>
      <text:p text:style-name="P2">Главный персонаж <text:span text:style-name="T1">управляется клавишами клавиатуры.</text:span></text:p>
      <text:p text:style-name="P2">На экране мы можем увидеть <text:span text:style-name="T1">текущее время игры.</text:span></text:p>
      <text:p text:style-name="P2">Игра <text:span text:style-name="T1">заканчивается, </text:span>когда одна из собак догоняет кошку. А <text:span text:style-name="T1">переход на следующий уровень</text:span><text:s/>происходит при касании приза (колбасы).</text:p>
      <text:list text:style-name="L1">
        <text:list-item>
          <text:p text:style-name="P1"><text:span text:style-name="T1">Слайд 5.</text:span></text:p>
        </text:list-item>
      </text:list>
      <text:p text:style-name="P2"><text:span text:style-name="T1">Второй уровень</text:span><text:s/>переносит нас <text:span text:style-name="T1">на 10 млн. лет вперед</text:span><text:s/>на то же место. Но теперь вместо леса и явно хорошей погоды образовались горы льда и снега. <text:span text:style-name="T1">Но главный приз – колбаса</text:span><text:s/>пережила миллионы лет и по-прежнему на месте. </text:p>
      <text:p text:style-name="P2"><text:span text:style-name="T1">Второй уровень реализуется в программе теми же функциями, </text:span>что и первый. Это позволяет добавлять уровни и дальше по мере необходимости.</text:p>
      <text:list text:style-name="L1">
        <text:list-item>
          <text:p text:style-name="P1"><text:span text:style-name="T1">Слайд 6.</text:span></text:p>
        </text:list-item>
      </text:list>
      <text:p text:style-name="P2">Прежде чем начать разрабатывать игру, мне было необходимо <text:span text:style-name="T1">продумать ее архитектуру. </text:span>С проектами с <text:span text:style-name="T1">плохой </text:span>архитектурой <text:span text:style-name="T1">легко работать вначале, </text:span>но потом все <text:span text:style-name="T1">тяжелее </text:span>и тяжелее и в конце можно <text:span text:style-name="T1">упереться в тупик.</text:span><text:s/>Например, если бы я писал всю игру в <text:span text:style-name="T1">одной функции</text:span><text:s/>, то я бы легко сделал движение одного объекта, но не нескольких и тем более <text:span text:style-name="T1">не смог бы сделать несколько уровней.</text:span></text:p>
      <text:p text:style-name="P2">Архитектура построена по <text:span text:style-name="T1">принципу «разделяй и властвуй»,</text:span><text:s/><text:span text:style-name="T1">код разделен на функции, </text:span>их <text:span text:style-name="T1">взаимодействие</text:span><text:s/>идет через <text:span text:style-name="T1">параметры.</text:span></text:p>
      <text:p text:style-name="P2">Таким образом мы имеем <text:span text:style-name="T1">понятную структуру </text:span>и возможность приступить сразу к написанию программы, не возвращаясь лишний раз к деталям сюжета.</text:p>
      <text:p text:style-name="P2">Здесь представлена <text:span text:style-name="T1">главная функция, </text:span>сразу за ней - <text:span text:style-name="T1">игровой цикл.</text:span><text:s/>В нем содержатся команды и функции, отвечающие непосредственно за работу игры.</text:p>
      <text:p text:style-name="P2">- <text:span text:style-name="T1">Logic </text:span>отвечает за притяжения героев; </text:p>
      <text:p text:style-name="P2">- <text:span text:style-name="T1">Physics</text:span><text:s/>отвечает за движение и отражения от стенок; </text:p>
      <text:p text:style-name="P2">- <text:span text:style-name="T1">Touching </text:span>за столкновение героев; </text:p>
      <text:p text:style-name="P2">- <text:span text:style-name="T1">Image </text:span><text:s/>за отрисовку сцены.</text:p>
      <text:list text:style-name="L1">
        <text:list-item>
          <text:p text:style-name="P1"><text:span text:style-name="T1">Слайд 7.</text:span></text:p>
        </text:list-item>
      </text:list>
      <text:p text:style-name="P2"><text:span text:style-name="T1">Столкновение</text:span><text:s/>между героями определяется при помощи <text:span text:style-name="T1">теоремы Пифагора.</text:span><text:s/>Причем она здесь? Расстояние между героями — это катет <text:span text:style-name="T1">прямоугольного треугольника.</text:span><text:s/>Согласно теореме Пифагора, квадрат его гипотенузы равен сумме квадратов катетов. <text:span text:style-name="T1">Чтобы определить столкновение </text:span>героев, надо рассчитать <text:span text:style-name="T1">длину одного катета</text:span><text:s/>(вот эта разность) <text:span text:style-name="T1">и другого катета</text:span><text:s/>(вот другая разность) и взять квадратный корень. Если его величина <text:span text:style-name="T1">меньше суммы размеров героев </text:span>(вот эта сумма), то произошло столкновение.</text:p>
      <text:list text:style-name="L1">
        <text:list-item>
          <text:p text:style-name="P1"><text:span text:style-name="T1">Слайд 8.</text:span></text:p>
        </text:list-item>
      </text:list>
      <text:p text:style-name="P2">В игре <text:span text:style-name="T1">одна из собак постоянно следует за кошкой,</text:span><text:s/>то есть как бы <text:span text:style-name="T1">притягивается </text:span>к ней. Это притяжение задается <text:span text:style-name="T1">скоростью собаки, которая зависит от расстояния</text:span><text:s/>между ней и кошкой. Она пропорциональна разности положений героев. Что будет если <text:span text:style-name="T1">убрать последнее действие? </text:span>Собака сможет догнать кошку сразу после начала работы игры, поэтому мы делим на 15, чтобы собака снизила скорость.</text:p>
      <text:list text:style-name="L1">
        <text:list-item>
          <text:p text:style-name="P1"><text:span text:style-name="T1">Слайд 9.</text:span></text:p>
        </text:list-item>
      </text:list>
      <text:p text:style-name="P2"><text:span text:style-name="T1">Давайте перейдем к демонстрации программы.</text:span></text:p>
      <text:p text:style-name="P2">Теперь <text:span text:style-name="T1">перейдем</text:span><text:s/>к демонстрации игры. <text:span text:style-name="T1">Давайте запустим программу</text:span><text:s/>и я <text:span text:style-name="T1">покажу её</text:span>.</text:p>
      <text:p text:style-name="P2">&lt;Запускаю программу &gt; </text:p>
      <text:p text:style-name="P2"><text:span text:style-name="T1">На первом уровне, </text:span>Слева, у нас <text:span text:style-name="T1">главный герой</text:span><text:s/>(Кошка), справа -- <text:span text:style-name="T1">две собаки </text:span>и <text:span text:style-name="T1">приз</text:span><text:s/>(Колбаса).</text:p>
      <text:p text:style-name="P2">&lt;Убегать от первой собаки&gt;</text:p>
      <text:p text:style-name="P2">Теперь, я убегу от собаки и попробую коснуться приза.</text:p>
      <text:p text:style-name="P2">&lt;Подбежать к колбасе, но не коснуться&gt;</text:p>
      <text:p text:style-name="P2">Ух, не получилось коснуться приза , повторим убежим от собаки и коснемся приза. </text:p>
      <text:p text:style-name="P2">&lt;Побегать еще, коснуться колбасы&gt;</text:p>
      <text:p text:style-name="P2">Все, я коснулся приза , теперь давайте перейдем на второй.</text:p>
      <text:p text:style-name="P2">&lt;Пройти первый уровень, перейти на второй&gt;</text:p>
      <text:p text:style-name="P2"><text:span text:style-name="T1">На втором уровне,</text:span><text:s/>у нас <text:span text:style-name="T1">тоже самое,</text:span><text:s/>что и на первом. Только все происходит <text:s/><text:span text:style-name="T1">не в</text:span><text:s/><text:span text:style-name="T1">лесу</text:span>, а в <text:span text:style-name="T1">горах Эверест</text:span></text:p>
      <text:p text:style-name="P2">&lt;Завершить программу&gt;</text:p>
      <text:p text:style-name="P2">&lt;Открыть исходный текст и пролистать его.&gt;</text:p>
      <text:p text:style-name="P2"/>
      <text:p text:style-name="P2">&lt;открыть 10 слайд&gt;</text:p>
      <text:list text:style-name="L1">
        <text:list-item>
          <text:p text:style-name="P1"><text:span text:style-name="T1">Слайд 10.</text:span></text:p>
        </text:list-item>
      </text:list>
      <text:p text:style-name="P3">Для контроля версий я <text:span text:style-name="T1">использовал</text:span><text:s/>отличный <text:span text:style-name="T1">сервис GitHub</text:span>. В конце занятий в КрашПро я <text:span text:style-name="T1">создавал комМиты. </text:span><text:s/>Здесь у нас больше 50 <text:span text:style-name="T1">коммитов,</text:span><text:s/>которые я делал — это те изменения, которые я вносил в проект. Здесь моя <text:span text:style-name="T1">АКТИВНОСТЬ</text:span><text:s/>на <text:span text:style-name="T1">GitHub</text:span>, и даже можно увидеть дни занятий два раза в неделю<text:span text:style-name="T1">. <text:s/></text:span>А флешку я использовал только в самом начале работы в КрашПро. </text:p>
      <text:list text:style-name="L1">
        <text:list-item>
          <text:p text:style-name="P1"><text:span text:style-name="T1">Слайд 11.</text:span></text:p>
        </text:list-item>
      </text:list>
      <text:p text:style-name="P2"><text:span text:style-name="T1">В результате выполнения проекта я продумал сюжет, </text:span>состоящий из двух уровней, <text:span text:style-name="T1">дизайн </text:span>этих уровней, но главная часть работы состояла в том, что я разработал <text:span text:style-name="T1">архитектуру ИГРЫ</text:span><text:s/>и <text:span text:style-name="T1">реализовал ЕЕ</text:span><text:s/>на языке Си.</text:p>
      <text:list text:style-name="L1">
        <text:list-item>
          <text:p text:style-name="P1"><text:span text:style-name="T1">Слайд 12.</text:span></text:p>
        </text:list-item>
      </text:list>
      <text:p text:style-name="P2"><text:span text:style-name="T1">Спасибо за внимание. Я готов ответить на Ваши вопросы </text:span></text:p>
      <text:list text:style-name="L1">
        <text:list-item>
          <text:p text:style-name="P1"><text:span text:style-name="T1">Слайд скрытый.</text:span></text:p>
        </text:list-item>
      </text:list>
      <text:p text:style-name="P2">Физика нужна для того, чтобы кошка и две собаки бегали по пол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2</meta:generator>
    <meta:initial-creator>Noskov, Dmitry</meta:initial-creator>
  </office:meta>
</office:document-meta>
</file>